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36487FB11A3F62F2.png" manifest:media-type="image/png"/>
  <manifest:file-entry manifest:full-path="Pictures/1001340E000027CC00000A080FE5535CF874D1DE.svg" manifest:media-type="image/svg+xml"/>
  <manifest:file-entry manifest:full-path="Pictures/1000020100000159000001DB22F314875AAE0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5" style:family="paragraph" style:parent-style-name="Standard"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7" style:family="paragraph" style:parent-style-name="Standard">
      <style:text-properties fo:color="#000000" style:font-name="Titillium" fo:font-size="13pt" style:font-size-asian="13pt" style:font-size-complex="13pt"/>
    </style:style>
    <style:style style:name="P8" style:family="paragraph" style:parent-style-name="Standard">
      <style:text-properties fo:color="#000000" style:font-name="Museo 5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1" style:family="paragraph" style:parent-style-name="Standard">
      <style:text-properties style:font-name="Museo 500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paragraph-rsid="002c4cb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fec95" officeooo:paragraph-rsid="001fec95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2d4c1" officeooo:paragraph-rsid="0032d4c1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33d178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background-color="transparen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8" style:family="paragraph" style:parent-style-name="Standard" style:list-style-name="WW8Num1">
      <style:paragraph-properties fo:margin-top="0in" fo:margin-bottom="0in" loext:contextual-spacing="false" fo:text-align="start" style:justify-single-word="false"/>
      <style:text-properties fo:color="#000000" style:font-name="Titillium" fo:font-size="11pt" fo:font-weight="normal" officeooo:paragraph-rsid="002c4cb9" style:font-size-asian="11pt" style:font-weight-asian="normal" style:font-size-complex="11pt" style:font-weight-complex="normal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officeooo:rsid="001e4a62"/>
    </style:style>
    <style:style style:name="T2" style:family="text">
      <style:text-properties officeooo:rsid="0022c665"/>
    </style:style>
    <style:style style:name="T3" style:family="text">
      <style:text-properties officeooo:rsid="002acb8a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fo:font-style="normal" officeooo:rsid="001db107" style:font-size-asian="8pt" style:font-style-asian="normal" style:font-size-complex="8pt" style:font-style-complex="normal"/>
    </style:style>
    <style:style style:name="T6" style:family="text">
      <style:text-properties fo:font-size="8pt" fo:font-style="normal" officeooo:rsid="002177b1" style:font-size-asian="8pt" style:font-style-asian="normal" style:font-size-complex="8pt" style:font-style-complex="normal"/>
    </style:style>
    <style:style style:name="T7" style:family="text">
      <style:text-properties style:font-name="Titillium"/>
    </style:style>
    <style:style style:name="T8" style:family="text">
      <style:text-properties officeooo:rsid="002fb292"/>
    </style:style>
    <style:style style:name="T9" style:family="text">
      <style:text-properties officeooo:rsid="0032d4c1"/>
    </style:style>
    <style:style style:name="T10" style:family="text">
      <style:text-properties officeooo:rsid="00358e19"/>
    </style:style>
    <style:style style:name="T11" style:family="text">
      <style:text-properties officeooo:rsid="0036c4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4">Model: LulzBot Mini 1.0 3D Printer</text:p>
      <text:p text:style-name="P11"/>
      <text:p text:style-name="P10"><draw:line text:anchor-type="paragraph" draw:z-index="2" draw:style-name="gr1" draw:text-style-name="P29" svg:x1="1.1602in" svg:y1="0.1453in" svg:x2="3.3346in" svg:y2="0.1453in">
     <text:p/>
    </draw:line> <text:s/><text:span text:style-name="T7">Serial Number:<text:tab/><text:tab/></text:span></text:p>
      <text:p text:style-name="P3"><draw:line text:anchor-type="paragraph" draw:z-index="3" draw:style-name="gr1" draw:text-style-name="P29" svg:x1="1.1602in" svg:y1="0.1453in" svg:x2="3.3421in" svg:y2="0.1453in">
     <text:p/>
    </draw:line> <text:s/>Date Completed:<text:tab/></text:p>
      <text:p text:style-name="P6"><draw:line text:anchor-type="paragraph" draw:z-index="4" draw:style-name="gr1" draw:text-style-name="P29" svg:x1="1.1602in" svg:y1="0.139in" svg:x2="3.3429in" svg:y2="0.139in">
     <text:p/>
    </draw:line> <text:s/>Completed by:<text:tab/><text:tab/></text:p>
      <text:p text:style-name="P8"/>
      <text:p text:style-name="P7">Items to include:</text:p>
      <text:p text:style-name="P5"/>
      <text:p text:style-name="P5">Printer and Cables:</text:p>
      <text:p text:style-name="P5"/>
      <text:list xml:id="list8388360764040575519" text:style-name="WW8Num1">
        <text:list-item>
          <text:p text:style-name="P15">LulzBot Mini 1.0 3D printer</text:p>
        </text:list-item>
        <text:list-item>
          <text:p text:style-name="P16">6ft 18AWG Power Cord Cable</text:p>
        </text:list-item>
        <text:list-item>
          <text:p text:style-name="P16">6ft 18AWG England Power Cord Cable (If applicable)</text:p>
        </text:list-item>
        <text:list-item>
          <text:p text:style-name="P17">6ft 18AWG European Power Cord Cable (If applicable)</text:p>
        </text:list-item>
        <text:list-item>
          <text:p text:style-name="P18">6ft 18AWG Australian Power Cord Cable (If applicable)</text:p>
        </text:list-item>
        <text:list-item>
          <text:p text:style-name="P19">USB cable</text:p>
        </text:list-item>
      </text:list>
      <text:p text:style-name="P12"/>
      <text:p text:style-name="P14">Supplies:</text:p>
      <text:p text:style-name="P14"/>
      <text:list xml:id="list65355314711013" text:continue-numbering="true" text:style-name="WW8Num1">
        <text:list-item>
          <text:p text:style-name="P19">USB drive with source files</text:p>
        </text:list-item>
        <text:list-item>
          <text:p text:style-name="P19"><text:span text:style-name="T8">S</text:span>ample <text:span text:style-name="T8">coil </text:span>of <text:span text:style-name="T8">PLA</text:span> 3D printer filament</text:p>
        </text:list-item>
        <text:list-item>
          <text:p text:style-name="P19">Dental pick</text:p>
        </text:list-item>
        <text:list-item>
          <text:p text:style-name="P19">Brush</text:p>
        </text:list-item>
        <text:list-item>
          <text:p text:style-name="P19"><text:span text:style-name="T2">Blue handled</text:span> knife</text:p>
        </text:list-item>
        <text:list-item>
          <text:p text:style-name="P20">Tweezers</text:p>
        </text:list-item>
        <text:list-item>
          <text:p text:style-name="P20">2mm Allen wrench</text:p>
        </text:list-item>
        <text:list-item>
          <text:p text:style-name="P19">5x replacement wiping pads</text:p>
        </text:list-item>
        <text:list-item>
          <text:p text:style-name="P21">Additional <text:span text:style-name="T10">f</text:span>ilament <text:span text:style-name="T10">s</text:span>ample(s)</text:p>
        </text:list-item>
      </text:list>
      <text:p text:style-name="P12"/>
      <text:p text:style-name="P12">Final Print:</text:p>
      <text:p text:style-name="P12"/>
      <text:list xml:id="list65354370176027" text:continue-numbering="true" text:style-name="WW8Num1">
        <text:list-item>
          <text:p text:style-name="P25"><text:span text:style-name="T1">Oc</text:span>topus* printed by this LulzBot Mini 3D Printer</text:p>
        </text:list-item>
      </text:list>
      <text:p text:style-name="P14"/>
      <text:p text:style-name="P14">Documentation:</text:p>
      <text:p text:style-name="P14"/>
      <text:list xml:id="list65356139289645" text:continue-numbering="true" text:style-name="WW8Num1">
        <text:list-item>
          <text:p text:style-name="P22">Lulz<text:span text:style-name="T11">B</text:span>ot Mini <text:span text:style-name="T9">User Manual</text:span></text:p>
        </text:list-item>
        <text:list-item>
          <text:p text:style-name="P19">Quick Start Guide</text:p>
        </text:list-item>
        <text:list-item>
          <text:p text:style-name="P19">Quality Assurance Record</text:p>
        </text:list-item>
        <text:list-item>
          <text:p text:style-name="P23">Safety Guide</text:p>
        </text:list-item>
        <text:list-item>
          <text:p text:style-name="P24"><text:span text:style-name="T3">EC</text:span> Declaration of Conformity</text:p>
        </text:list-item>
        <text:list-item>
          <text:p text:style-name="P26">Packing List</text:p>
        </text:list-item>
        <text:list-item>
          <text:p text:style-name="P27">Modification Warning Insert</text:p>
        </text:list-item>
      </text:list>
      <text:p text:style-name="P13"/>
      <text:list xml:id="list65355985676639" text:continue-numbering="true" text:style-name="WW8Num1">
        <text:list-header>
          <text:p text:style-name="P28"><text:span text:style-name="T4">*</text:span><text:bookmark-start text:name="__DdeLink__531_1788055645"/><text:span text:style-name="T5">Oct</text:span><text:span text:style-name="T4">opus by </text:span><text:span text:style-name="T6">yeoldbrian</text:span><text:span text:style-name="T4"> is licensed under CC BY-SA 4.0</text:span><text:bookmark-end text:name="__DdeLink__531_178805564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20100000159000001DB22F314875AAE0C2A.png" xlink:type="simple" xlink:show="embed" xlink:actuate="onLoad"/>
     </draw:frame><draw:frame draw:style-name="Mfr2" draw:name="graphics2" text:anchor-type="paragraph" svg:y="9.0638in" svg:width="4.472in" svg:height="1.1484in" draw:z-index="0"><draw:image xlink:href="Pictures/1001340E000027CC00000A080FE5535CF874D1DE.svg" xlink:type="simple" xlink:show="embed" xlink:actuate="onLoad"/><draw:image xlink:href="Pictures/10000201000001810000006136487FB11A3F62F2.png" xlink:type="simple" xlink:show="embed" xlink:actuate="onLoad"/>
     </draw:frame>PACKING LIS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7T06:53:53.947163531</dc:date>
    <meta:editing-duration>PT8H53M45S</meta:editing-duration>
    <meta:editing-cycles>47</meta:editing-cycles>
    <meta:generator>LibreOffice/5.0.4.2$Linux_X86_64 LibreOffice_project/2b9802c1994aa0b7dc6079e128979269cf95bc78</meta:generator>
    <meta:print-date>2014-12-12T10:28:18.531821265</meta:print-date>
    <dc:creator>aleph </dc:creator>
    <meta:printed-by>aleph </meta:printed-by>
    <meta:document-statistic meta:table-count="0" meta:image-count="2" meta:object-count="0" meta:page-count="1" meta:paragraph-count="34" meta:word-count="151" meta:character-count="833" meta:non-whitespace-character-count="729"/>
  </office:meta>
</office:document-meta>
</file>